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e13e" officeooo:paragraph-rsid="000be13e"/>
    </style:style>
    <style:style style:name="P2" style:family="paragraph" style:parent-style-name="Standard">
      <style:paragraph-properties fo:text-align="center" style:justify-single-word="false"/>
      <style:text-properties officeooo:rsid="000be13e" officeooo:paragraph-rsid="000be13e"/>
    </style:style>
    <style:style style:name="P3" style:family="paragraph" style:parent-style-name="Standard">
      <style:paragraph-properties fo:text-align="start" style:justify-single-word="false"/>
      <style:text-properties officeooo:rsid="000dc44b" officeooo:paragraph-rsid="000dc44b"/>
    </style:style>
    <style:style style:name="P4" style:family="paragraph" style:parent-style-name="Standard">
      <style:paragraph-properties fo:text-align="start" style:justify-single-word="false"/>
      <style:text-properties officeooo:rsid="000dc44b" officeooo:paragraph-rsid="000efa84"/>
    </style:style>
    <style:style style:name="P5" style:family="paragraph" style:parent-style-name="Standard">
      <style:paragraph-properties fo:text-align="start" style:justify-single-word="false"/>
      <style:text-properties fo:font-weight="bold" officeooo:rsid="000efa84" officeooo:paragraph-rsid="000efa84" style:font-weight-asian="bold" style:font-weight-complex="bold"/>
    </style:style>
    <style:style style:name="P6" style:family="paragraph" style:parent-style-name="Standard">
      <style:paragraph-properties fo:text-align="start" style:justify-single-word="false"/>
      <style:text-properties fo:font-weight="bold" officeooo:rsid="000fe678" officeooo:paragraph-rsid="000fe678" style:font-weight-asian="bold" style:font-weight-complex="bold"/>
    </style:style>
    <style:style style:name="P7" style:family="paragraph" style:parent-style-name="Standard">
      <style:paragraph-properties fo:text-align="start" style:justify-single-word="false"/>
      <style:text-properties fo:font-weight="normal" officeooo:rsid="000efa84" officeooo:paragraph-rsid="000efa84" style:font-weight-asian="normal" style:font-weight-complex="normal"/>
    </style:style>
    <style:style style:name="P8" style:family="paragraph" style:parent-style-name="Standard">
      <style:paragraph-properties fo:text-align="start" style:justify-single-word="false"/>
      <style:text-properties fo:font-weight="normal" officeooo:rsid="000efa84" officeooo:paragraph-rsid="000efa84" style:font-weight-asian="normal" style:font-weight-complex="normal"/>
    </style:style>
    <style:style style:name="P9" style:family="paragraph" style:parent-style-name="Standard">
      <style:paragraph-properties fo:text-align="start" style:justify-single-word="false"/>
      <style:text-properties fo:font-weight="bold" officeooo:rsid="000efa84" officeooo:paragraph-rsid="000efa84" style:font-weight-asian="bold" style:font-weight-complex="bold"/>
    </style:style>
    <style:style style:name="T1" style:family="text">
      <style:text-properties officeooo:rsid="000fe678"/>
    </style:style>
    <style:style style:name="T2" style:family="text">
      <style:text-properties officeooo:rsid="0011d7e7"/>
    </style:style>
    <style:style style:name="T3" style:family="text">
      <style:text-properties officeooo:rsid="00138f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m GAC</text:p>
      <text:p text:style-name="P1">Graciela Orozco</text:p>
      <text:p text:style-name="P1">Arely De Leon</text:p>
      <text:p text:style-name="P1">Christopher Bui</text:p>
      <text:p text:style-name="P1"/>
      <text:p text:style-name="P2">CPSC-02 Team GAC Project #2: Asgwillanga Cavern</text:p>
      <text:p text:style-name="P2"/>
      <text:p text:style-name="P6">Overall Complexity: DFS()</text:p>
      <text:p text:style-name="P4"><text:tab/>Given N for nodes and E for edges. The overall time complexity of our depth-first search runs at O(V+E) time. </text:p>
      <text:p text:style-name="P4"><text:tab/>We have several helper functions, such as confirming if each room can be traversed (sum, zero-max, limit, and single-same). Our helper functions, run at O(1) time. We traverse all the nodes to find the smallest residue. Therefore, our search runs at least O(N) time. Furthermore, we must search the “neighbors” of each node, which results in at least O(E) time. We are traversing an undirected graph, and that results in our edges appearing twice in the adjacency list.</text:p>
      <text:p text:style-name="P3"><text:tab/>Overall, the time complexity results in multiple O(1) + O(N) + O(2E). This can be simplified to (N+E).</text:p>
      <text:p text:style-name="P3"/>
      <text:p text:style-name="P5"><text:span text:style-name="T1">Helper Functions: </text:span>generate_nodes() <text:span text:style-name="T2">and verify_all()</text:span></text:p>
      <text:p text:style-name="P7"><text:tab/>Once we create our Graph data structure, we must initialize the nodes and edges. Each node and edge is hard-coded in. and some vertices have multiple neighbors. Overall, <text:span text:style-name="T1">this is simplified to O(1).</text:span></text:p>
      <text:p text:style-name="P7"><text:tab/><text:span text:style-name="T2">Additionally, we must ensure each cave passes our traversal rules. In order to do so, we created four helper functions that are held under verify_all(). Each function runs at O(1); therefore, verify_all() runs approximately at O(1) time.</text:span></text:p>
      <text:p text:style-name="P7"/>
      <text:p text:style-name="P5">//<text:span text:style-name="T3">TODO: Draw() complex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6T19:43:04.029246759</meta:creation-date>
    <dc:date>2019-11-16T20:51:59.836837121</dc:date>
    <meta:editing-duration>PT4M8S</meta:editing-duration>
    <meta:editing-cycles>2</meta:editing-cycles>
    <meta:generator>LibreOffice/6.0.7.3$Linux_X86_64 LibreOffice_project/00m0$Build-3</meta:generator>
    <meta:document-statistic meta:table-count="0" meta:image-count="0" meta:object-count="0" meta:page-count="1" meta:paragraph-count="13" meta:word-count="213" meta:character-count="1319" meta:non-whitespace-character-count="1113"/>
  </office:meta>
</office:document-meta>
</file>